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f012" officeooo:paragraph-rsid="000af012"/>
    </style:style>
    <style:style style:name="P2" style:family="paragraph" style:parent-style-name="Standard">
      <style:text-properties officeooo:rsid="000bfeac" officeooo:paragraph-rsid="000bfeac"/>
    </style:style>
    <style:style style:name="P3" style:family="paragraph" style:parent-style-name="Standard">
      <style:text-properties officeooo:rsid="000e40b3" officeooo:paragraph-rsid="000e40b3"/>
    </style:style>
    <style:style style:name="P4" style:family="paragraph" style:parent-style-name="Standard">
      <style:text-properties officeooo:rsid="000e3a45" officeooo:paragraph-rsid="000e40b3"/>
    </style:style>
    <style:style style:name="P5" style:family="paragraph" style:parent-style-name="Standard">
      <style:text-properties officeooo:rsid="000e40b3" officeooo:paragraph-rsid="000e3a45"/>
    </style:style>
    <style:style style:name="P6" style:family="paragraph" style:parent-style-name="Standard">
      <style:text-properties officeooo:rsid="000e3a45" officeooo:paragraph-rsid="000e3a45"/>
    </style:style>
    <style:style style:name="P7" style:family="paragraph" style:parent-style-name="Standard">
      <style:text-properties fo:color="#cccccc" loext:opacity="100%" style:font-name="Droid Sans Mono" fo:font-size="10.5pt" fo:font-weight="normal" officeooo:rsid="000e3a45" officeooo:paragraph-rsid="000e3a45" fo:background-color="#1f1f1f"/>
    </style:style>
    <style:style style:name="P8"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9" style:family="paragraph" style:parent-style-name="Standard">
      <style:text-properties officeooo:rsid="000d48fb" officeooo:paragraph-rsid="000e40b3"/>
    </style:style>
    <style:style style:name="P10" style:family="paragraph" style:parent-style-name="Preformatted_20_Text">
      <style:text-properties officeooo:rsid="000d48fb" officeooo:paragraph-rsid="000e40b3"/>
    </style:style>
    <style:style style:name="P11" style:family="paragraph" style:parent-style-name="Standard">
      <style:text-properties officeooo:rsid="000d48fb" officeooo:paragraph-rsid="000d48fb"/>
    </style:style>
    <style:style style:name="P12" style:family="paragraph" style:parent-style-name="Standard">
      <style:text-properties officeooo:rsid="000d7ce2" officeooo:paragraph-rsid="000d7ce2"/>
    </style:style>
    <style:style style:name="P13" style:family="paragraph" style:parent-style-name="Standard">
      <style:text-properties officeooo:rsid="00100c89" officeooo:paragraph-rsid="00100c89"/>
    </style:style>
    <style:style style:name="P14" style:family="paragraph" style:parent-style-name="Standard">
      <style:text-properties officeooo:rsid="00168ee7" officeooo:paragraph-rsid="00168ee7"/>
    </style:style>
    <style:style style:name="P15" style:family="paragraph" style:parent-style-name="Standard">
      <style:text-properties officeooo:rsid="0010627d" officeooo:paragraph-rsid="0010627d"/>
    </style:style>
    <style:style style:name="P16" style:family="paragraph" style:parent-style-name="Standard">
      <style:text-properties officeooo:rsid="00123ae1" officeooo:paragraph-rsid="00123ae1"/>
    </style:style>
    <style:style style:name="P17" style:family="paragraph" style:parent-style-name="Standard">
      <style:text-properties officeooo:rsid="0017ce39" officeooo:paragraph-rsid="0017ce39"/>
    </style:style>
    <style:style style:name="P18" style:family="paragraph" style:parent-style-name="Standard">
      <style:text-properties officeooo:rsid="001950a4" officeooo:paragraph-rsid="001950a4"/>
    </style:style>
    <style:style style:name="P19" style:family="paragraph" style:parent-style-name="Standard">
      <style:text-properties officeooo:rsid="001950a4" officeooo:paragraph-rsid="001b4f72"/>
    </style:style>
    <style:style style:name="P20" style:family="paragraph" style:parent-style-name="Standard">
      <style:text-properties officeooo:rsid="001b4f72" officeooo:paragraph-rsid="001b4f72"/>
    </style:style>
    <style:style style:name="P21" style:family="paragraph" style:parent-style-name="Standard">
      <style:text-properties officeooo:rsid="0012b246" officeooo:paragraph-rsid="0012b246"/>
    </style:style>
    <style:style style:name="T1" style:family="text">
      <style:text-properties officeooo:rsid="000bfeac"/>
    </style:style>
    <style:style style:name="T2" style:family="text">
      <style:text-properties officeooo:rsid="000e40b3"/>
    </style:style>
    <style:style style:name="T3" style:family="text">
      <style:text-properties officeooo:rsid="00100c89"/>
    </style:style>
    <style:style style:name="T4" style:family="text">
      <style:text-properties fo:color="#9cdcfe" loext:opacity="100%"/>
    </style:style>
    <style:style style:name="T5" style:family="text">
      <style:text-properties fo:color="#d4d4d4" loext:opacity="100%"/>
    </style:style>
    <style:style style:name="T6" style:family="text">
      <style:text-properties fo:color="#ce9178" loext:opacity="100%"/>
    </style:style>
    <style:style style:name="T7" style:family="text">
      <style:text-properties fo:color="#ce9178" loext:opacity="100%" officeooo:rsid="000e3a45"/>
    </style:style>
    <style:style style:name="T8" style:family="text">
      <style:text-properties officeooo:rsid="000d7ce2"/>
    </style:style>
    <style:style style:name="T9" style:family="text">
      <style:text-properties officeooo:rsid="000e3a45"/>
    </style:style>
    <style:style style:name="T10" style:family="text">
      <style:text-properties officeooo:rsid="00152d64"/>
    </style:style>
    <style:style style:name="T11" style:family="text">
      <style:text-properties officeooo:rsid="00123ae1"/>
    </style:style>
    <style:style style:name="T12" style:family="text">
      <style:text-properties officeooo:rsid="001b3798"/>
    </style:style>
    <style:style style:name="T13" style:family="text">
      <style:text-properties officeooo:rsid="001b4f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set: Building Permits NYC Open Data</text:p>
      <text:p text:style-name="P1"><text:span text:style-name="T1">Workflow (</text:span>Batch processing<text:span text:style-name="T1">)</text:span>: Airflow</text:p>
      <text:p text:style-name="P1">Data Lake: Google Cloud Storage</text:p>
      <text:p text:style-name="P1">Warehouse: Google BigQuery</text:p>
      <text:p text:style-name="P1">Transformations: <text:span text:style-name="T1">dbt</text:span></text:p>
      <text:p text:style-name="P1">Dashboard: Looker or Metabase or Data Studio</text:p>
      <text:p text:style-name="P2">Infrastructure: Terraform</text:p>
      <text:p text:style-name="P2"/>
      <text:p text:style-name="P3">These instructions are a guide to replicate this project on your own machines/accounts, if desired. A video demonstrating the functionality was also provided if you want to evaluate the project that way (it will be easier). All instructions needed to run this project are located in this README, but if more help is needed, I will reference tutorials along the way that will provide additional information. These instructions are for a Linux-based operating system.</text:p>
      <text:p text:style-name="P3"/>
      <text:p text:style-name="P3">Navigate to the directory where you want to run this project and clone with the following command:</text:p>
      <text:p text:style-name="P3"/>
      <text:p text:style-name="P3">git clone ... </text:p>
      <text:p text:style-name="P3"/>
      <text:p text:style-name="P3">For additional information on running Terraform with GCP, reference the following tutorial: <text:a xlink:type="simple" xlink:href="https://developer.hashicorp.com/terraform/tutorials/gcp-get-started" text:style-name="Internet_20_link" text:visited-style-name="Visited_20_Internet_20_Link">https://developer.hashicorp.com/terraform/tutorials/gcp-get-started</text:a></text:p>
      <text:p text:style-name="P3"/>
      <text:p text:style-name="P3">To begin with Terraform and GCP, first a GCP account needs to be created if you don’t currently have one.</text:p>
      <text:p text:style-name="P2"/>
      <text:p text:style-name="P4">Install Terraform <text:span text:style-name="T2">from “</text:span><text:a xlink:type="simple" xlink:href="https://developer.hashicorp.com/terraform/install" text:style-name="Internet_20_link" text:visited-style-name="Visited_20_Internet_20_Link"><text:span text:style-name="T2">https://developer.hashicorp.com/terraform/install</text:span></text:a><text:span text:style-name="T2">” </text:span>and <text:span text:style-name="T2">the Google Cloud command line interface from a bash terminal using one of the two following commands:</text:span></text:p>
      <text:p text:style-name="P3">sudo snap install google-cloud-cli</text:p>
      <text:p text:style-name="P3"/>
      <text:p text:style-name="P3">or</text:p>
      <text:p text:style-name="P3"/>
      <text:p text:style-name="P3">sudo snap install google-cloud-sdk</text:p>
      <text:p text:style-name="P5"/>
      <text:p text:style-name="P6"><text:span text:style-name="T2">Log in to GCP </text:span><text:span text:style-name="T3">i</text:span><text:span text:style-name="T2">n you</text:span><text:span text:style-name="T3">r</text:span><text:span text:style-name="T2"> browser and c</text:span>reate a GCP project. <text:span text:style-name="T2">Then c</text:span>reate a service account with “Storage Admin” and “BigQuery Admin” roles.</text:p>
      <text:p text:style-name="P6"/>
      <text:p text:style-name="P6">Download the credentials for this account to a private folder accessible by only you.</text:p>
      <text:p text:style-name="P6"/>
      <text:p text:style-name="P6">Within the “terraform” directory <text:span text:style-name="T3">of the project</text:span>, create a <text:span text:style-name="T3">new </text:span>file called “terraform.tfvars” with the following content:</text:p>
      <text:p text:style-name="P6"/>
      <text:p text:style-name="P7"><text:span text:style-name="T4">project </text:span><text:span text:style-name="T5">=</text:span><text:span text:style-name="T4"> </text:span><text:span text:style-name="T6">“{YOUR_PROJECT_ID}”</text:span></text:p>
      <text:p text:style-name="P8"><text:span text:style-name="T4">credentials </text:span><text:span text:style-name="T5">=</text:span><text:span text:style-name="T4"> </text:span><text:span text:style-name="T6">"</text:span><text:span text:style-name="T7">path/to/credentials</text:span><text:span text:style-name="T6">/</text:span><text:span text:style-name="T7">{CREDENTIALS_FILE_NAME</text:span><text:span text:style-name="T6">}.json"</text:span></text:p>
      <text:p text:style-name="P8"><text:span text:style-name="T4">gcs_bucket_name </text:span><text:span text:style-name="T5">=</text:span><text:span text:style-name="T4"> </text:span><text:span text:style-name="T6">"</text:span><text:span text:style-name="T7">{NAME_OF_BUCKET}”</text:span></text:p>
      <text:p text:style-name="P6"/>
      <text:p text:style-name="P6">Make sure to create a bucket name that you are certain is unique. <text:span text:style-name="T3">S</text:span>omething like “{YOUR_PROJECT_ID}-bucket” should work. Terraform will create this bucket for you, so no need to create it manually in GCP.</text:p>
      <text:p text:style-name="P6"/>
      <text:p text:style-name="P9">Navigate to the <text:span text:style-name="T8">terraform folder in the </text:span>project directory, <text:span text:style-name="T9">and run </text:span><text:span text:style-name="T2">the following command:</text:span></text:p>
      <text:p text:style-name="P9"/>
      <text:p text:style-name="P10"><text:bookmark text:name=":rda:"/><text:span text:style-name="Source_20_Text">gcloud auth application-default login</text:span></text:p>
      <text:p text:style-name="P9"/>
      <text:p text:style-name="P9"><text:soft-page-break/><text:span text:style-name="T3">Log in following the prompts. Ensure it is the same Google account you used to create your project. Them, </text:span>run terraform with the following commands:</text:p>
      <text:p text:style-name="P11"/>
      <text:p text:style-name="P12">terraform init</text:p>
      <text:p text:style-name="P11">terraform apply</text:p>
      <text:p text:style-name="P11"/>
      <text:p text:style-name="P13">Install Docker Desktop to your machine.</text:p>
      <text:p text:style-name="P13"/>
      <text:p text:style-name="P14">Before building, you need a token to use the NYC Open Data API.</text:p>
      <text:p text:style-name="P13"/>
      <text:p text:style-name="P13">Navigate to the airflow directory. <text:span text:style-name="T10">Now i</text:span><text:span text:style-name="T11">t’s time to build (which could take a while) and run. </text:span><text:span text:style-name="T10">To do this, r</text:span><text:span text:style-name="T11">un the following bash commands:</text:span></text:p>
      <text:p text:style-name="P13"/>
      <text:p text:style-name="P15">docker compose build</text:p>
      <text:p text:style-name="P15"/>
      <text:p text:style-name="P15">docker compose up airflow-init</text:p>
      <text:p text:style-name="P15"/>
      <text:p text:style-name="P16">Once the init process runs without errors (should return with code 0), run the following:</text:p>
      <text:p text:style-name="P16"/>
      <text:p text:style-name="P16">docker compose up</text:p>
      <text:p text:style-name="P16"/>
      <text:p text:style-name="P16">After a minute or two, all airflow services should be up and running, and the webserver should be reachable at localhost:8081, with string “airflow” as both the user and password. I chose port 8081 as I frequently already have services running on 8080.</text:p>
      <text:p text:style-name="P16"/>
      <text:p text:style-name="P17">Login credentials are user airflow and password airflow, at localhost:8081</text:p>
      <text:p text:style-name="P17"/>
      <text:p text:style-name="P17">The DAG can be triggered from the home screen.</text:p>
      <text:p text:style-name="P17"/>
      <text:p text:style-name="P18">The first run will take a long time (~10 minutes for me). Live progress can be viewed in the logs associated with the fetch_permits task, which is what will take the most time.</text:p>
      <text:p text:style-name="P18"/>
      <text:p text:style-name="P19">After it runs, a report can be added via Looker <text:span text:style-name="T12">(lookerstudio.google.com)</text:span>. Log in with the Google account associated with the task. <text:span text:style-name="T12">Then in the Reports tab, select Blank Report. Select BigQuery as the Google Connector, then select your project name, dataset (building_permits), table (permits), and check “Use issuance_date as date range dimension). Then click Add. In the next pop-up window, select “Add to Report.” </text:span><text:span text:style-name="T13">Then choose the desired layout (I chose Responsive Layout).</text:span></text:p>
      <text:p text:style-name="P19"/>
      <text:p text:style-name="P19"><text:span text:style-name="T13">Now add a bar chart and select </text:span>gis_nta_name (the neighborhood) <text:span text:style-name="T12">as the dimension, and add a filter, selecting Include, job_type, Equal to (=), NB (for new build). </text:span><text:span text:style-name="T13">Then </text:span><text:span text:style-name="T12">add </text:span>a “Google Maps bubble map”. In the “Fields” section, under <text:span text:style-name="T12">L</text:span>ocation, click “Add dimension”, then “Add calculated field.” Name it whatever (I named it “location”). For data type, select Geo→Latitude, Longitude. In the formula field, type “location_coordinates” (it should pop up, at which point click on it<text:span text:style-name="T12">)</text:span>. <text:span text:style-name="T12">Then click “Apply.”</text:span></text:p>
      <text:p text:style-name="P18"/>
      <text:p text:style-name="P20">When you’re done, click View at the top, and you should have this:</text:p>
      <text:p text:style-name="P20"/>
      <text:p text:style-name="P21">The shapefiles used to plot the map can be downloaded from the following source:</text:p>
      <text:p text:style-name="P21"/>
      <text:p text:style-name="P21">https://s-media.nyc.gov/agencies/dcp/assets/files/zip/data-tools/bytes/mappluto/nyc_mappluto_25v1_shp.zip</text:p>
      <text:p text:style-name="P16"/>
      <text:p text:style-name="P16"><text:soft-page-break/></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1:26:41.051771179</meta:creation-date>
    <dc:date>2025-04-15T21:20:59.664087746</dc:date>
    <meta:editing-duration>P4DT16H12M</meta:editing-duration>
    <meta:editing-cycles>2</meta:editing-cycles>
    <meta:generator>LibreOffice/24.8.4.2$Linux_X86_64 LibreOffice_project/bb3cfa12c7b1bf994ecc5649a80400d06cd71002</meta:generator>
    <meta:document-statistic meta:table-count="0" meta:image-count="0" meta:object-count="0" meta:page-count="3" meta:paragraph-count="44" meta:word-count="676" meta:character-count="4456" meta:non-whitespace-character-count="3823"/>
  </office:meta>
</office:document-meta>
</file>